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ext-properties style:font-name="Liberation Sans"/>
    </style:style>
    <style:style style:name="ce5" style:family="table-cell" style:parent-style-name="Default" style:data-style-name="N3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(pre0.12.0)" table:style-name="ta1">
        <table:shapes>
          <draw:frame draw:z-index="0" draw:style-name="gr1" draw:text-style-name="P1" svg:width="854.82pt" svg:height="445.95pt" svg:x="8.59pt" svg:y="221.05pt">
            <draw:object draw:notify-on-update-of-ranges="'Baseline(pre0.12.0)'.A3:'Baseline(pre0.12.0)'.A3 'Baseline(pre0.12.0)'.B3:'Baseline(pre0.12.0)'.K3 'Baseline(pre0.12.0)'.A4:'Baseline(pre0.12.0)'.A4 'Baseline(pre0.12.0)'.B4:'Baseline(pre0.12.0)'.K4 'Baseline(pre0.12.0)'.A5:'Baseline(pre0.12.0)'.A5 'Baseline(pre0.12.0)'.B5:'Baseline(pre0.12.0)'.K5 'Baseline(pre0.12.0)'.A6:'Baseline(pre0.12.0)'.A6 'Baseline(pre0.12.0)'.B6:'Baseline(pre0.12.0)'.K6 'Baseline(pre0.12.0)'.A7:'Baseline(pre0.12.0)'.A7 'Baseline(pre0.12.0)'.B7:'Baseline(pre0.12.0)'.K7 'Baseline(pre0.12.0)'.A8:'Baseline(pre0.12.0)'.A8 'Baseline(pre0.12.0)'.B8:'Baseline(pre0.12.0)'.K8 'Baseline(pre0.12.0)'.A9:'Baseline(pre0.12.0)'.A9 'Baseline(pre0.12.0)'.B9:'Baseline(pre0.12.0)'.K9 'Baseline(pre0.12.0)'.A10:'Baseline(pre0.12.0)'.A10 'Baseline(pre0.12.0)'.B10:'Baseline(pre0.12.0)'.K10 'Baseline(pre0.12.0)'.A11:'Baseline(pre0.12.0)'.A11 'Baseline(pre0.12.0)'.B11:'Baseline(pre0.12.0)'.K11 'Baseline(pre0.12.0)'.A12:'Baseline(pre0.12.0)'.A12 'Baseline(pre0.12.0)'.B12:'Baseline(pre0.12.0)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Messages per second</svg:title>
          </draw:frame>
          <draw:frame draw:z-index="1" draw:style-name="gr1" draw:text-style-name="P1" svg:width="850.37pt" svg:height="478.32pt" svg:x="13.72pt" svg:y="686.49pt">
            <draw:object draw:notify-on-update-of-ranges="'Baseline(pre0.12.0)'.A3:'Baseline(pre0.12.0)'.A3 'Baseline(pre0.12.0)'.B3:'Baseline(pre0.12.0)'.K3 'Baseline(pre0.12.0)'.A4:'Baseline(pre0.12.0)'.A4 'Baseline(pre0.12.0)'.B4:'Baseline(pre0.12.0)'.K4 'Baseline(pre0.12.0)'.A5:'Baseline(pre0.12.0)'.A5 'Baseline(pre0.12.0)'.B5:'Baseline(pre0.12.0)'.K5 'Baseline(pre0.12.0)'.A6:'Baseline(pre0.12.0)'.A6 'Baseline(pre0.12.0)'.B6:'Baseline(pre0.12.0)'.K6 'Baseline(pre0.12.0)'.A7:'Baseline(pre0.12.0)'.A7 'Baseline(pre0.12.0)'.B7:'Baseline(pre0.12.0)'.K7 'Baseline(pre0.12.0)'.A8:'Baseline(pre0.12.0)'.A8 'Baseline(pre0.12.0)'.B8:'Baseline(pre0.12.0)'.K8 'Baseline(pre0.12.0)'.A11:'Baseline(pre0.12.0)'.A11 'Baseline(pre0.12.0)'.B11:'Baseline(pre0.12.0)'.K11 'Baseline(pre0.12.0)'.A12:'Baseline(pre0.12.0)'.A12 'Baseline(pre0.12.0)'.B12:'Baseline(pre0.12.0)'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3" table:number-columns-repeated="1012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 messages/secon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oFormat</text:p>
          </table:table-cell>
          <table:table-cell table:style-name="ce1" office:value-type="float" office:value="874916" calcext:value-type="float">
            <text:p>874916</text:p>
          </table:table-cell>
          <table:table-cell table:style-name="ce3" office:value-type="float" office:value="889510" calcext:value-type="float">
            <text:p>889510</text:p>
          </table:table-cell>
          <table:table-cell office:value-type="float" office:value="890761" calcext:value-type="float">
            <text:p>890761</text:p>
          </table:table-cell>
          <table:table-cell office:value-type="float" office:value="854845" calcext:value-type="float">
            <text:p>854845</text:p>
          </table:table-cell>
          <table:table-cell office:value-type="float" office:value="790908" calcext:value-type="float">
            <text:p>790908</text:p>
          </table:table-cell>
          <table:table-cell office:value-type="float" office:value="793891" calcext:value-type="float">
            <text:p>793891</text:p>
          </table:table-cell>
          <table:table-cell office:value-type="float" office:value="893357" calcext:value-type="float">
            <text:p>893357</text:p>
          </table:table-cell>
          <table:table-cell office:value-type="float" office:value="824363" calcext:value-type="float">
            <text:p>824363</text:p>
          </table:table-cell>
          <table:table-cell office:value-type="float" office:value="889471" calcext:value-type="float">
            <text:p>889471</text:p>
          </table:table-cell>
          <table:table-cell office:value-type="float" office:value="819249" calcext:value-type="float">
            <text:p>819249</text:p>
          </table:table-cell>
          <table:table-cell table:style-name="ce4" table:formula="of:=SUM([.B3:.K3])/10" office:value-type="float" office:value="852127.1" calcext:value-type="float">
            <text:p>852,1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eOnly</text:p>
          </table:table-cell>
          <table:table-cell table:style-name="ce1" office:value-type="float" office:value="897998" calcext:value-type="float">
            <text:p>897998</text:p>
          </table:table-cell>
          <table:table-cell office:value-type="float" office:value="899387" calcext:value-type="float">
            <text:p>899387</text:p>
          </table:table-cell>
          <table:table-cell office:value-type="float" office:value="912905" calcext:value-type="float">
            <text:p>912905</text:p>
          </table:table-cell>
          <table:table-cell office:value-type="float" office:value="880149" calcext:value-type="float">
            <text:p>880149</text:p>
          </table:table-cell>
          <table:table-cell office:value-type="float" office:value="881537" calcext:value-type="float">
            <text:p>881537</text:p>
          </table:table-cell>
          <table:table-cell office:value-type="float" office:value="897694" calcext:value-type="float">
            <text:p>897694</text:p>
          </table:table-cell>
          <table:table-cell office:value-type="float" office:value="920063" calcext:value-type="float">
            <text:p>920063</text:p>
          </table:table-cell>
          <table:table-cell office:value-type="float" office:value="913359" calcext:value-type="float">
            <text:p>913359</text:p>
          </table:table-cell>
          <table:table-cell office:value-type="float" office:value="895877" calcext:value-type="float">
            <text:p>895877</text:p>
          </table:table-cell>
          <table:table-cell office:value-type="float" office:value="900683" calcext:value-type="float">
            <text:p>900683</text:p>
          </table:table-cell>
          <table:table-cell table:style-name="ce4" table:formula="of:=SUM([.B4:.K4])/10" office:value-type="float" office:value="899965.2" calcext:value-type="float">
            <text:p>899,9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eClassLevel</text:p>
          </table:table-cell>
          <table:table-cell office:value-type="float" office:value="891246" calcext:value-type="float">
            <text:p>891246</text:p>
          </table:table-cell>
          <table:table-cell office:value-type="float" office:value="885770" calcext:value-type="float">
            <text:p>885770</text:p>
          </table:table-cell>
          <table:table-cell office:value-type="float" office:value="902066" calcext:value-type="float">
            <text:p>902066</text:p>
          </table:table-cell>
          <table:table-cell office:value-type="float" office:value="880256" calcext:value-type="float">
            <text:p>880256</text:p>
          </table:table-cell>
          <table:table-cell office:value-type="float" office:value="891291" calcext:value-type="float">
            <text:p>891291</text:p>
          </table:table-cell>
          <table:table-cell office:value-type="float" office:value="888675" calcext:value-type="float">
            <text:p>888675</text:p>
          </table:table-cell>
          <table:table-cell office:value-type="float" office:value="924092" calcext:value-type="float">
            <text:p>924092</text:p>
          </table:table-cell>
          <table:table-cell office:value-type="float" office:value="902368" calcext:value-type="float">
            <text:p>902368</text:p>
          </table:table-cell>
          <table:table-cell office:value-type="float" office:value="900012" calcext:value-type="float">
            <text:p>900012</text:p>
          </table:table-cell>
          <table:table-cell office:value-type="float" office:value="887661" calcext:value-type="float">
            <text:p>887661</text:p>
          </table:table-cell>
          <table:table-cell table:style-name="ce4" table:formula="of:=SUM([.B5:.K5])/10" office:value-type="float" office:value="895343.7" calcext:value-type="float">
            <text:p>895,34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ogging with FMT</text:p>
          </table:table-cell>
          <table:table-cell office:value-type="float" office:value="1357821" calcext:value-type="float">
            <text:p>1357821</text:p>
          </table:table-cell>
          <table:table-cell office:value-type="float" office:value="1409458" calcext:value-type="float">
            <text:p>1409458</text:p>
          </table:table-cell>
          <table:table-cell office:value-type="float" office:value="1399134" calcext:value-type="float">
            <text:p>1399134</text:p>
          </table:table-cell>
          <table:table-cell office:value-type="float" office:value="1393883" calcext:value-type="float">
            <text:p>1393883</text:p>
          </table:table-cell>
          <table:table-cell office:value-type="float" office:value="1360164" calcext:value-type="float">
            <text:p>1360164</text:p>
          </table:table-cell>
          <table:table-cell office:value-type="float" office:value="1374058" calcext:value-type="float">
            <text:p>1374058</text:p>
          </table:table-cell>
          <table:table-cell office:value-type="float" office:value="1419056" calcext:value-type="float">
            <text:p>1419056</text:p>
          </table:table-cell>
          <table:table-cell office:value-type="float" office:value="1398447" calcext:value-type="float">
            <text:p>1398447</text:p>
          </table:table-cell>
          <table:table-cell office:value-type="float" office:value="1396279" calcext:value-type="float">
            <text:p>1396279</text:p>
          </table:table-cell>
          <table:table-cell office:value-type="float" office:value="1384730" calcext:value-type="float">
            <text:p>1384730</text:p>
          </table:table-cell>
          <table:table-cell table:style-name="ce4" table:formula="of:=SUM([.B6:.K6])/10" office:value-type="float" office:value="1389303" calcext:value-type="float">
            <text:p>1,389,3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tic string</text:p>
          </table:table-cell>
          <table:table-cell office:value-type="float" office:value="1320059" calcext:value-type="float">
            <text:p>1320059</text:p>
          </table:table-cell>
          <table:table-cell office:value-type="float" office:value="1353796" calcext:value-type="float">
            <text:p>1353796</text:p>
          </table:table-cell>
          <table:table-cell office:value-type="float" office:value="1364776" calcext:value-type="float">
            <text:p>1364776</text:p>
          </table:table-cell>
          <table:table-cell office:value-type="float" office:value="1344459" calcext:value-type="float">
            <text:p>1344459</text:p>
          </table:table-cell>
          <table:table-cell office:value-type="float" office:value="1313953" calcext:value-type="float">
            <text:p>1313953</text:p>
          </table:table-cell>
          <table:table-cell office:value-type="float" office:value="1299466" calcext:value-type="float">
            <text:p>1299466</text:p>
          </table:table-cell>
          <table:table-cell office:value-type="float" office:value="1371105" calcext:value-type="float">
            <text:p>1371105</text:p>
          </table:table-cell>
          <table:table-cell office:value-type="float" office:value="1339988" calcext:value-type="float">
            <text:p>1339988</text:p>
          </table:table-cell>
          <table:table-cell office:value-type="float" office:value="1342447" calcext:value-type="float">
            <text:p>1342447</text:p>
          </table:table-cell>
          <table:table-cell office:value-type="float" office:value="1328040" calcext:value-type="float">
            <text:p>1328040</text:p>
          </table:table-cell>
          <table:table-cell table:style-name="ce4" table:formula="of:=SUM([.B7:.K7])/10" office:value-type="float" office:value="1337808.9" calcext:value-type="float">
            <text:p>1,337,8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tic string with FMT</text:p>
          </table:table-cell>
          <table:table-cell office:value-type="float" office:value="1277198" calcext:value-type="float">
            <text:p>1277198</text:p>
          </table:table-cell>
          <table:table-cell office:value-type="float" office:value="1345972" calcext:value-type="float">
            <text:p>1345972</text:p>
          </table:table-cell>
          <table:table-cell office:value-type="float" office:value="1333681" calcext:value-type="float">
            <text:p>1333681</text:p>
          </table:table-cell>
          <table:table-cell office:value-type="float" office:value="1328037" calcext:value-type="float">
            <text:p>1328037</text:p>
          </table:table-cell>
          <table:table-cell office:value-type="float" office:value="1305622" calcext:value-type="float">
            <text:p>1305622</text:p>
          </table:table-cell>
          <table:table-cell office:value-type="float" office:value="1290559" calcext:value-type="float">
            <text:p>1290559</text:p>
          </table:table-cell>
          <table:table-cell office:value-type="float" office:value="1344582" calcext:value-type="float">
            <text:p>1344582</text:p>
          </table:table-cell>
          <table:table-cell office:value-type="float" office:value="1320516" calcext:value-type="float">
            <text:p>1320516</text:p>
          </table:table-cell>
          <table:table-cell office:value-type="float" office:value="1307752" calcext:value-type="float">
            <text:p>1307752</text:p>
          </table:table-cell>
          <table:table-cell table:style-name="ce3" office:value-type="float" office:value="1313425" calcext:value-type="float">
            <text:p>1313425</text:p>
          </table:table-cell>
          <table:table-cell table:style-name="ce4" table:formula="of:=SUM([.B8:.K8])/10" office:value-type="float" office:value="1316734.4" calcext:value-type="float">
            <text:p>1,316,7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abled debug</text:p>
          </table:table-cell>
          <table:table-cell office:value-type="float" office:value="21045128" calcext:value-type="float">
            <text:p>21045128</text:p>
          </table:table-cell>
          <table:table-cell office:value-type="float" office:value="21218850" calcext:value-type="float">
            <text:p>21218850</text:p>
          </table:table-cell>
          <table:table-cell office:value-type="float" office:value="20872511" calcext:value-type="float">
            <text:p>20872511</text:p>
          </table:table-cell>
          <table:table-cell office:value-type="float" office:value="21106635" calcext:value-type="float">
            <text:p>21106635</text:p>
          </table:table-cell>
          <table:table-cell office:value-type="float" office:value="15610987" calcext:value-type="float">
            <text:p>15610987</text:p>
          </table:table-cell>
          <table:table-cell office:value-type="float" office:value="19579299" calcext:value-type="float">
            <text:p>19579299</text:p>
          </table:table-cell>
          <table:table-cell office:value-type="float" office:value="20944266" calcext:value-type="float">
            <text:p>20944266</text:p>
          </table:table-cell>
          <table:table-cell office:value-type="float" office:value="21267650" calcext:value-type="float">
            <text:p>21267650</text:p>
          </table:table-cell>
          <table:table-cell office:value-type="float" office:value="21198547" calcext:value-type="float">
            <text:p>21198547</text:p>
          </table:table-cell>
          <table:table-cell office:value-type="float" office:value="20911558" calcext:value-type="float">
            <text:p>20911558</text:p>
          </table:table-cell>
          <table:table-cell table:style-name="ce4" table:formula="of:=SUM([.B9:.K9])/10" office:value-type="float" office:value="20375543.1" calcext:value-type="float">
            <text:p>20,375,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abled trace</text:p>
          </table:table-cell>
          <table:table-cell office:value-type="float" office:value="20746720" calcext:value-type="float">
            <text:p>20746720</text:p>
          </table:table-cell>
          <table:table-cell office:value-type="float" office:value="20834888" calcext:value-type="float">
            <text:p>20834888</text:p>
          </table:table-cell>
          <table:table-cell office:value-type="float" office:value="21015998" calcext:value-type="float">
            <text:p>21015998</text:p>
          </table:table-cell>
          <table:table-cell office:value-type="float" office:value="21302299" calcext:value-type="float">
            <text:p>21302299</text:p>
          </table:table-cell>
          <table:table-cell office:value-type="float" office:value="20751393" calcext:value-type="float">
            <text:p>20751393</text:p>
          </table:table-cell>
          <table:table-cell office:value-type="float" office:value="19938360" calcext:value-type="float">
            <text:p>19938360</text:p>
          </table:table-cell>
          <table:table-cell office:value-type="float" office:value="21176900" calcext:value-type="float">
            <text:p>21176900</text:p>
          </table:table-cell>
          <table:table-cell office:value-type="float" office:value="20841045" calcext:value-type="float">
            <text:p>20841045</text:p>
          </table:table-cell>
          <table:table-cell office:value-type="float" office:value="21122091" calcext:value-type="float">
            <text:p>21122091</text:p>
          </table:table-cell>
          <table:table-cell office:value-type="float" office:value="20997901" calcext:value-type="float">
            <text:p>20997901</text:p>
          </table:table-cell>
          <table:table-cell table:style-name="ce4" table:formula="of:=SUM([.B10:.K10])/10" office:value-type="float" office:value="20872759.5" calcext:value-type="float">
            <text:p>20,872,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abled debug</text:p>
          </table:table-cell>
          <table:table-cell table:style-name="ce1" office:value-type="float" office:value="1312273" calcext:value-type="float">
            <text:p>1312273</text:p>
          </table:table-cell>
          <table:table-cell office:value-type="float" office:value="1349968" calcext:value-type="float">
            <text:p>1349968</text:p>
          </table:table-cell>
          <table:table-cell office:value-type="float" office:value="1352856" calcext:value-type="float">
            <text:p>1352856</text:p>
          </table:table-cell>
          <table:table-cell office:value-type="float" office:value="1338585" calcext:value-type="float">
            <text:p>1338585</text:p>
          </table:table-cell>
          <table:table-cell office:value-type="float" office:value="1304687" calcext:value-type="float">
            <text:p>1304687</text:p>
          </table:table-cell>
          <table:table-cell office:value-type="float" office:value="1318856" calcext:value-type="float">
            <text:p>1318856</text:p>
          </table:table-cell>
          <table:table-cell office:value-type="float" office:value="1354631" calcext:value-type="float">
            <text:p>1354631</text:p>
          </table:table-cell>
          <table:table-cell office:value-type="float" office:value="1348276" calcext:value-type="float">
            <text:p>1348276</text:p>
          </table:table-cell>
          <table:table-cell office:value-type="float" office:value="1318240" calcext:value-type="float">
            <text:p>1318240</text:p>
          </table:table-cell>
          <table:table-cell office:value-type="float" office:value="1332437" calcext:value-type="float">
            <text:p>1332437</text:p>
          </table:table-cell>
          <table:table-cell table:style-name="ce4" table:formula="of:=SUM([.B11:.K11])/10" office:value-type="float" office:value="1333080.9" calcext:value-type="float">
            <text:p>1,333,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abled trace</text:p>
          </table:table-cell>
          <table:table-cell office:value-type="float" office:value="1295622" calcext:value-type="float">
            <text:p>1295622</text:p>
          </table:table-cell>
          <table:table-cell office:value-type="float" office:value="1357618" calcext:value-type="float">
            <text:p>1357618</text:p>
          </table:table-cell>
          <table:table-cell office:value-type="float" office:value="1371053" calcext:value-type="float">
            <text:p>1371053</text:p>
          </table:table-cell>
          <table:table-cell table:style-name="ce1" office:value-type="float" office:value="1340288" calcext:value-type="float">
            <text:p>1340288</text:p>
          </table:table-cell>
          <table:table-cell office:value-type="float" office:value="1323888" calcext:value-type="float">
            <text:p>1323888</text:p>
          </table:table-cell>
          <table:table-cell office:value-type="float" office:value="1303509" calcext:value-type="float">
            <text:p>1303509</text:p>
          </table:table-cell>
          <table:table-cell office:value-type="float" office:value="1370781" calcext:value-type="float">
            <text:p>1370781</text:p>
          </table:table-cell>
          <table:table-cell office:value-type="float" office:value="1337599" calcext:value-type="float">
            <text:p>1337599</text:p>
          </table:table-cell>
          <table:table-cell office:value-type="float" office:value="1324293" calcext:value-type="float">
            <text:p>1324293</text:p>
          </table:table-cell>
          <table:table-cell office:value-type="float" office:value="1322005" calcext:value-type="float">
            <text:p>1322005</text:p>
          </table:table-cell>
          <table:table-cell table:style-name="ce4" table:formula="of:=SUM([.B12:.K12])/10" office:value-type="float" office:value="1334665.6" calcext:value-type="float">
            <text:p>1,334,6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 messages:</text:p>
          </table:table-cell>
          <table:table-cell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writing out to file to only determine how fast log4cxx is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ead_local thread name" table:style-name="ta1">
        <table:table-column table:style-name="co5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Improvement</text:p>
          </table:table-cell>
          <table:table-cell/>
        </table:table-row>
        <table:table-row table:style-name="ro1">
          <table:table-cell office:value-type="string" calcext:value-type="string">
            <text:p>NoFormat</text:p>
          </table:table-cell>
          <table:table-cell office:value-type="float" office:value="1137154" calcext:value-type="float">
            <text:p>1137154</text:p>
          </table:table-cell>
          <table:table-cell office:value-type="float" office:value="1046895" calcext:value-type="float">
            <text:p>1046895</text:p>
          </table:table-cell>
          <table:table-cell office:value-type="float" office:value="1068477" calcext:value-type="float">
            <text:p>1068477</text:p>
          </table:table-cell>
          <table:table-cell office:value-type="float" office:value="1062265" calcext:value-type="float">
            <text:p>1062265</text:p>
          </table:table-cell>
          <table:table-cell office:value-type="float" office:value="1050458" calcext:value-type="float">
            <text:p>1050458</text:p>
          </table:table-cell>
          <table:table-cell office:value-type="float" office:value="1052239" calcext:value-type="float">
            <text:p>1052239</text:p>
          </table:table-cell>
          <table:table-cell office:value-type="float" office:value="1036243" calcext:value-type="float">
            <text:p>1036243</text:p>
          </table:table-cell>
          <table:table-cell office:value-type="float" office:value="1120940" calcext:value-type="float">
            <text:p>1120940</text:p>
          </table:table-cell>
          <table:table-cell office:value-type="float" office:value="1084759" calcext:value-type="float">
            <text:p>1084759</text:p>
          </table:table-cell>
          <table:table-cell office:value-type="float" office:value="1073606" calcext:value-type="float">
            <text:p>1073606</text:p>
          </table:table-cell>
          <table:table-cell table:style-name="ce5" table:formula="of:=SUM([.B2:.K2])/10" office:value-type="float" office:value="1073303.6" calcext:value-type="float">
            <text:p>1,073,304</text:p>
          </table:table-cell>
          <table:table-cell table:style-name="ce6" table:formula="of:=([.L2]-[$'Baseline(pre0.12.0)'.L3])/[$'Baseline(pre0.12.0)'.L3]" office:value-type="percentage" office:value="0.259558110521306" calcext:value-type="percentage">
            <text:p>25.96%</text:p>
          </table:table-cell>
          <table:table-cell/>
        </table:table-row>
        <table:table-row table:style-name="ro1">
          <table:table-cell office:value-type="string" calcext:value-type="string">
            <text:p>Log with FMT</text:p>
          </table:table-cell>
          <table:table-cell office:value-type="float" office:value="2058331" calcext:value-type="float">
            <text:p>2058331</text:p>
          </table:table-cell>
          <table:table-cell office:value-type="float" office:value="1970418" calcext:value-type="float">
            <text:p>1970418</text:p>
          </table:table-cell>
          <table:table-cell office:value-type="float" office:value="1857564" calcext:value-type="float">
            <text:p>1857564</text:p>
          </table:table-cell>
          <table:table-cell office:value-type="float" office:value="1843068" calcext:value-type="float">
            <text:p>1843068</text:p>
          </table:table-cell>
          <table:table-cell office:value-type="float" office:value="2004453" calcext:value-type="float">
            <text:p>2004453</text:p>
          </table:table-cell>
          <table:table-cell office:value-type="float" office:value="1855322" calcext:value-type="float">
            <text:p>1855322</text:p>
          </table:table-cell>
          <table:table-cell office:value-type="float" office:value="1853634" calcext:value-type="float">
            <text:p>1853634</text:p>
          </table:table-cell>
          <table:table-cell office:value-type="float" office:value="1857776" calcext:value-type="float">
            <text:p>1857776</text:p>
          </table:table-cell>
          <table:table-cell office:value-type="float" office:value="2064766" calcext:value-type="float">
            <text:p>2064766</text:p>
          </table:table-cell>
          <table:table-cell office:value-type="float" office:value="2053243" calcext:value-type="float">
            <text:p>2053243</text:p>
          </table:table-cell>
          <table:table-cell table:style-name="ce5" table:formula="of:=SUM([.B3:.K3])/10" office:value-type="float" office:value="1941857.5" calcext:value-type="float">
            <text:p>1,941,858</text:p>
          </table:table-cell>
          <table:table-cell table:style-name="ce6" table:formula="of:=([.L3]-[$'Baseline(pre0.12.0)'.L6])/[$'Baseline(pre0.12.0)'.L6]" office:value-type="percentage" office:value="0.397720655609323" calcext:value-type="percentage">
            <text:p>39.77%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22:06:03.291113381</meta:creation-date>
    <dc:date>2021-04-02T18:15:57.801092804</dc:date>
    <meta:editing-duration>P4DT18H27M54S</meta:editing-duration>
    <meta:editing-cycles>18</meta:editing-cycles>
    <meta:generator>LibreOffice/6.1.5.2$Linux_X86_64 LibreOffice_project/10$Build-2</meta:generator>
    <meta:document-statistic meta:table-count="2" meta:cell-count="173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.157cm" svg:height="15.733cm" xlink:href=".." xlink:type="simple" chart:class="chart:line" chart:style-name="ch1">
        <chart:title svg:x="12.23cm" svg:y="0.45cm" chart:style-name="ch2">
          <text:p>Logging performance - 500k</text:p>
        </chart:title>
        <chart:legend chart:legend-position="end" svg:x="25.479cm" svg:y="5.326cm" style:legend-expansion="high" chart:style-name="ch3"/>
        <chart:plot-area chart:style-name="ch4" table:cell-range-address="'Baseline(pre0.12.0)'.A3:'Baseline(pre0.12.0)'.K12" chart:data-source-has-labels="column" svg:x="1.614cm" svg:y="1.543cm" svg:width="23.262cm" svg:height="12.895cm">
          <chartooo:coordinate-region svg:x="3.347cm" svg:y="1.742cm" svg:width="21.342cm" svg:height="12.049cm"/>
          <chart:axis chart:dimension="x" chart:name="primary-x" chart:style-name="ch5">
            <chart:title svg:x="12.262cm" svg:y="14.752cm" chart:style-name="ch6">
              <text:p>Run Number</text:p>
            </chart:title>
          </chart:axis>
          <chart:axis chart:dimension="y" chart:name="primary-y" chart:style-name="ch5">
            <chart:title svg:x="0.451cm" svg:y="10.574cm" chart:style-name="ch7">
              <text:p>Messages/second (higher is better)</text:p>
            </chart:title>
            <chart:grid chart:style-name="ch8" chart:class="major"/>
          </chart:axis>
          <chart:series chart:style-name="ch9" chart:values-cell-range-address="'Baseline(pre0.12.0)'.B3:'Baseline(pre0.12.0)'.K3" chart:label-cell-address="'Baseline(pre0.12.0)'.A3:'Baseline(pre0.12.0)'.A3" chart:class="chart:line">
            <chart:data-point chart:repeated="10"/>
          </chart:series>
          <chart:series chart:style-name="ch10" chart:values-cell-range-address="'Baseline(pre0.12.0)'.B4:'Baseline(pre0.12.0)'.K4" chart:label-cell-address="'Baseline(pre0.12.0)'.A4:'Baseline(pre0.12.0)'.A4" chart:class="chart:line">
            <chart:data-point chart:repeated="10"/>
          </chart:series>
          <chart:series chart:style-name="ch11" chart:values-cell-range-address="'Baseline(pre0.12.0)'.B5:'Baseline(pre0.12.0)'.K5" chart:label-cell-address="'Baseline(pre0.12.0)'.A5:'Baseline(pre0.12.0)'.A5" chart:class="chart:line">
            <chart:data-point chart:repeated="10"/>
          </chart:series>
          <chart:series chart:style-name="ch12" chart:values-cell-range-address="'Baseline(pre0.12.0)'.B6:'Baseline(pre0.12.0)'.K6" chart:label-cell-address="'Baseline(pre0.12.0)'.A6:'Baseline(pre0.12.0)'.A6" chart:class="chart:line">
            <chart:data-point chart:repeated="10"/>
          </chart:series>
          <chart:series chart:style-name="ch13" chart:values-cell-range-address="'Baseline(pre0.12.0)'.B7:'Baseline(pre0.12.0)'.K7" chart:label-cell-address="'Baseline(pre0.12.0)'.A7:'Baseline(pre0.12.0)'.A7" chart:class="chart:line">
            <chart:data-point chart:repeated="10"/>
          </chart:series>
          <chart:series chart:style-name="ch14" chart:values-cell-range-address="'Baseline(pre0.12.0)'.B8:'Baseline(pre0.12.0)'.K8" chart:label-cell-address="'Baseline(pre0.12.0)'.A8:'Baseline(pre0.12.0)'.A8" chart:class="chart:line">
            <chart:data-point chart:repeated="10"/>
          </chart:series>
          <chart:series chart:style-name="ch15" chart:values-cell-range-address="'Baseline(pre0.12.0)'.B9:'Baseline(pre0.12.0)'.K9" chart:label-cell-address="'Baseline(pre0.12.0)'.A9:'Baseline(pre0.12.0)'.A9" chart:class="chart:line">
            <chart:data-point chart:repeated="10"/>
          </chart:series>
          <chart:series chart:style-name="ch16" chart:values-cell-range-address="'Baseline(pre0.12.0)'.B10:'Baseline(pre0.12.0)'.K10" chart:label-cell-address="'Baseline(pre0.12.0)'.A10:'Baseline(pre0.12.0)'.A10" chart:class="chart:line">
            <chart:data-point chart:repeated="10"/>
          </chart:series>
          <chart:series chart:style-name="ch17" chart:values-cell-range-address="'Baseline(pre0.12.0)'.B11:'Baseline(pre0.12.0)'.K11" chart:label-cell-address="'Baseline(pre0.12.0)'.A11:'Baseline(pre0.12.0)'.A11" chart:class="chart:line">
            <chart:data-point chart:repeated="10"/>
          </chart:series>
          <chart:series chart:style-name="ch18" chart:values-cell-range-address="'Baseline(pre0.12.0)'.B12:'Baseline(pre0.12.0)'.K12" chart:label-cell-address="'Baseline(pre0.12.0)'.A12:'Baseline(pre0.12.0)'.A12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NoFormat</text:p>
                <draw:g>
                  <svg:desc>'Baseline(pre0.12.0)'.A3:'Baseline(pre0.12.0)'.A3</svg:desc>
                </draw:g>
              </table:table-cell>
              <table:table-cell office:value-type="float" office:value="874916">
                <text:p>874916</text:p>
                <draw:g>
                  <svg:desc>'Baseline(pre0.12.0)'.B3:'Baseline(pre0.12.0)'.K3</svg:desc>
                </draw:g>
              </table:table-cell>
              <table:table-cell office:value-type="float" office:value="889510">
                <text:p>889510</text:p>
              </table:table-cell>
              <table:table-cell office:value-type="float" office:value="890761">
                <text:p>890761</text:p>
              </table:table-cell>
              <table:table-cell office:value-type="float" office:value="854845">
                <text:p>854845</text:p>
              </table:table-cell>
              <table:table-cell office:value-type="float" office:value="790908">
                <text:p>790908</text:p>
              </table:table-cell>
              <table:table-cell office:value-type="float" office:value="793891">
                <text:p>793891</text:p>
              </table:table-cell>
              <table:table-cell office:value-type="float" office:value="893357">
                <text:p>893357</text:p>
              </table:table-cell>
              <table:table-cell office:value-type="float" office:value="824363">
                <text:p>824363</text:p>
              </table:table-cell>
              <table:table-cell office:value-type="float" office:value="889471">
                <text:p>889471</text:p>
              </table:table-cell>
              <table:table-cell office:value-type="float" office:value="819249">
                <text:p>819249</text:p>
              </table:table-cell>
            </table:table-row>
            <table:table-row>
              <table:table-cell office:value-type="string">
                <text:p>DateOnly</text:p>
                <draw:g>
                  <svg:desc>'Baseline(pre0.12.0)'.A4:'Baseline(pre0.12.0)'.A4</svg:desc>
                </draw:g>
              </table:table-cell>
              <table:table-cell office:value-type="float" office:value="897998">
                <text:p>897998</text:p>
                <draw:g>
                  <svg:desc>'Baseline(pre0.12.0)'.B4:'Baseline(pre0.12.0)'.K4</svg:desc>
                </draw:g>
              </table:table-cell>
              <table:table-cell office:value-type="float" office:value="899387">
                <text:p>899387</text:p>
              </table:table-cell>
              <table:table-cell office:value-type="float" office:value="912905">
                <text:p>912905</text:p>
              </table:table-cell>
              <table:table-cell office:value-type="float" office:value="880149">
                <text:p>880149</text:p>
              </table:table-cell>
              <table:table-cell office:value-type="float" office:value="881537">
                <text:p>881537</text:p>
              </table:table-cell>
              <table:table-cell office:value-type="float" office:value="897694">
                <text:p>897694</text:p>
              </table:table-cell>
              <table:table-cell office:value-type="float" office:value="920063">
                <text:p>920063</text:p>
              </table:table-cell>
              <table:table-cell office:value-type="float" office:value="913359">
                <text:p>913359</text:p>
              </table:table-cell>
              <table:table-cell office:value-type="float" office:value="895877">
                <text:p>895877</text:p>
              </table:table-cell>
              <table:table-cell office:value-type="float" office:value="900683">
                <text:p>900683</text:p>
              </table:table-cell>
            </table:table-row>
            <table:table-row>
              <table:table-cell office:value-type="string">
                <text:p>DateClassLevel</text:p>
                <draw:g>
                  <svg:desc>'Baseline(pre0.12.0)'.A5:'Baseline(pre0.12.0)'.A5</svg:desc>
                </draw:g>
              </table:table-cell>
              <table:table-cell office:value-type="float" office:value="891246">
                <text:p>891246</text:p>
                <draw:g>
                  <svg:desc>'Baseline(pre0.12.0)'.B5:'Baseline(pre0.12.0)'.K5</svg:desc>
                </draw:g>
              </table:table-cell>
              <table:table-cell office:value-type="float" office:value="885770">
                <text:p>885770</text:p>
              </table:table-cell>
              <table:table-cell office:value-type="float" office:value="902066">
                <text:p>902066</text:p>
              </table:table-cell>
              <table:table-cell office:value-type="float" office:value="880256">
                <text:p>880256</text:p>
              </table:table-cell>
              <table:table-cell office:value-type="float" office:value="891291">
                <text:p>891291</text:p>
              </table:table-cell>
              <table:table-cell office:value-type="float" office:value="888675">
                <text:p>888675</text:p>
              </table:table-cell>
              <table:table-cell office:value-type="float" office:value="924092">
                <text:p>924092</text:p>
              </table:table-cell>
              <table:table-cell office:value-type="float" office:value="902368">
                <text:p>902368</text:p>
              </table:table-cell>
              <table:table-cell office:value-type="float" office:value="900012">
                <text:p>900012</text:p>
              </table:table-cell>
              <table:table-cell office:value-type="float" office:value="887661">
                <text:p>887661</text:p>
              </table:table-cell>
            </table:table-row>
            <table:table-row>
              <table:table-cell office:value-type="string">
                <text:p>Logging with FMT</text:p>
                <draw:g>
                  <svg:desc>'Baseline(pre0.12.0)'.A6:'Baseline(pre0.12.0)'.A6</svg:desc>
                </draw:g>
              </table:table-cell>
              <table:table-cell office:value-type="float" office:value="1357821">
                <text:p>1357821</text:p>
                <draw:g>
                  <svg:desc>'Baseline(pre0.12.0)'.B6:'Baseline(pre0.12.0)'.K6</svg:desc>
                </draw:g>
              </table:table-cell>
              <table:table-cell office:value-type="float" office:value="1409458">
                <text:p>1409458</text:p>
              </table:table-cell>
              <table:table-cell office:value-type="float" office:value="1399134">
                <text:p>1399134</text:p>
              </table:table-cell>
              <table:table-cell office:value-type="float" office:value="1393883">
                <text:p>1393883</text:p>
              </table:table-cell>
              <table:table-cell office:value-type="float" office:value="1360164">
                <text:p>1360164</text:p>
              </table:table-cell>
              <table:table-cell office:value-type="float" office:value="1374058">
                <text:p>1374058</text:p>
              </table:table-cell>
              <table:table-cell office:value-type="float" office:value="1419056">
                <text:p>1419056</text:p>
              </table:table-cell>
              <table:table-cell office:value-type="float" office:value="1398447">
                <text:p>1398447</text:p>
              </table:table-cell>
              <table:table-cell office:value-type="float" office:value="1396279">
                <text:p>1396279</text:p>
              </table:table-cell>
              <table:table-cell office:value-type="float" office:value="1384730">
                <text:p>1384730</text:p>
              </table:table-cell>
            </table:table-row>
            <table:table-row>
              <table:table-cell office:value-type="string">
                <text:p>static string</text:p>
                <draw:g>
                  <svg:desc>'Baseline(pre0.12.0)'.A7:'Baseline(pre0.12.0)'.A7</svg:desc>
                </draw:g>
              </table:table-cell>
              <table:table-cell office:value-type="float" office:value="1320059">
                <text:p>1320059</text:p>
                <draw:g>
                  <svg:desc>'Baseline(pre0.12.0)'.B7:'Baseline(pre0.12.0)'.K7</svg:desc>
                </draw:g>
              </table:table-cell>
              <table:table-cell office:value-type="float" office:value="1353796">
                <text:p>1353796</text:p>
              </table:table-cell>
              <table:table-cell office:value-type="float" office:value="1364776">
                <text:p>1364776</text:p>
              </table:table-cell>
              <table:table-cell office:value-type="float" office:value="1344459">
                <text:p>1344459</text:p>
              </table:table-cell>
              <table:table-cell office:value-type="float" office:value="1313953">
                <text:p>1313953</text:p>
              </table:table-cell>
              <table:table-cell office:value-type="float" office:value="1299466">
                <text:p>1299466</text:p>
              </table:table-cell>
              <table:table-cell office:value-type="float" office:value="1371105">
                <text:p>1371105</text:p>
              </table:table-cell>
              <table:table-cell office:value-type="float" office:value="1339988">
                <text:p>1339988</text:p>
              </table:table-cell>
              <table:table-cell office:value-type="float" office:value="1342447">
                <text:p>1342447</text:p>
              </table:table-cell>
              <table:table-cell office:value-type="float" office:value="1328040">
                <text:p>1328040</text:p>
              </table:table-cell>
            </table:table-row>
            <table:table-row>
              <table:table-cell office:value-type="string">
                <text:p>static string with FMT</text:p>
                <draw:g>
                  <svg:desc>'Baseline(pre0.12.0)'.A8:'Baseline(pre0.12.0)'.A8</svg:desc>
                </draw:g>
              </table:table-cell>
              <table:table-cell office:value-type="float" office:value="1277198">
                <text:p>1277198</text:p>
                <draw:g>
                  <svg:desc>'Baseline(pre0.12.0)'.B8:'Baseline(pre0.12.0)'.K8</svg:desc>
                </draw:g>
              </table:table-cell>
              <table:table-cell office:value-type="float" office:value="1345972">
                <text:p>1345972</text:p>
              </table:table-cell>
              <table:table-cell office:value-type="float" office:value="1333681">
                <text:p>1333681</text:p>
              </table:table-cell>
              <table:table-cell office:value-type="float" office:value="1328037">
                <text:p>1328037</text:p>
              </table:table-cell>
              <table:table-cell office:value-type="float" office:value="1305622">
                <text:p>1305622</text:p>
              </table:table-cell>
              <table:table-cell office:value-type="float" office:value="1290559">
                <text:p>1290559</text:p>
              </table:table-cell>
              <table:table-cell office:value-type="float" office:value="1344582">
                <text:p>1344582</text:p>
              </table:table-cell>
              <table:table-cell office:value-type="float" office:value="1320516">
                <text:p>1320516</text:p>
              </table:table-cell>
              <table:table-cell office:value-type="float" office:value="1307752">
                <text:p>1307752</text:p>
              </table:table-cell>
              <table:table-cell office:value-type="float" office:value="1313425">
                <text:p>1313425</text:p>
              </table:table-cell>
            </table:table-row>
            <table:table-row>
              <table:table-cell office:value-type="string">
                <text:p>disabled debug</text:p>
                <draw:g>
                  <svg:desc>'Baseline(pre0.12.0)'.A9:'Baseline(pre0.12.0)'.A9</svg:desc>
                </draw:g>
              </table:table-cell>
              <table:table-cell office:value-type="float" office:value="21045128">
                <text:p>21045128</text:p>
                <draw:g>
                  <svg:desc>'Baseline(pre0.12.0)'.B9:'Baseline(pre0.12.0)'.K9</svg:desc>
                </draw:g>
              </table:table-cell>
              <table:table-cell office:value-type="float" office:value="21218850">
                <text:p>21218850</text:p>
              </table:table-cell>
              <table:table-cell office:value-type="float" office:value="20872511">
                <text:p>20872511</text:p>
              </table:table-cell>
              <table:table-cell office:value-type="float" office:value="21106635">
                <text:p>21106635</text:p>
              </table:table-cell>
              <table:table-cell office:value-type="float" office:value="15610987">
                <text:p>15610987</text:p>
              </table:table-cell>
              <table:table-cell office:value-type="float" office:value="19579299">
                <text:p>19579299</text:p>
              </table:table-cell>
              <table:table-cell office:value-type="float" office:value="20944266">
                <text:p>20944266</text:p>
              </table:table-cell>
              <table:table-cell office:value-type="float" office:value="21267650">
                <text:p>21267650</text:p>
              </table:table-cell>
              <table:table-cell office:value-type="float" office:value="21198547">
                <text:p>21198547</text:p>
              </table:table-cell>
              <table:table-cell office:value-type="float" office:value="20911558">
                <text:p>20911558</text:p>
              </table:table-cell>
            </table:table-row>
            <table:table-row>
              <table:table-cell office:value-type="string">
                <text:p>disabled trace</text:p>
                <draw:g>
                  <svg:desc>'Baseline(pre0.12.0)'.A10:'Baseline(pre0.12.0)'.A10</svg:desc>
                </draw:g>
              </table:table-cell>
              <table:table-cell office:value-type="float" office:value="20746720">
                <text:p>20746720</text:p>
                <draw:g>
                  <svg:desc>'Baseline(pre0.12.0)'.B10:'Baseline(pre0.12.0)'.K10</svg:desc>
                </draw:g>
              </table:table-cell>
              <table:table-cell office:value-type="float" office:value="20834888">
                <text:p>20834888</text:p>
              </table:table-cell>
              <table:table-cell office:value-type="float" office:value="21015998">
                <text:p>21015998</text:p>
              </table:table-cell>
              <table:table-cell office:value-type="float" office:value="21302299">
                <text:p>21302299</text:p>
              </table:table-cell>
              <table:table-cell office:value-type="float" office:value="20751393">
                <text:p>20751393</text:p>
              </table:table-cell>
              <table:table-cell office:value-type="float" office:value="19938360">
                <text:p>19938360</text:p>
              </table:table-cell>
              <table:table-cell office:value-type="float" office:value="21176900">
                <text:p>21176900</text:p>
              </table:table-cell>
              <table:table-cell office:value-type="float" office:value="20841045">
                <text:p>20841045</text:p>
              </table:table-cell>
              <table:table-cell office:value-type="float" office:value="21122091">
                <text:p>21122091</text:p>
              </table:table-cell>
              <table:table-cell office:value-type="float" office:value="20997901">
                <text:p>20997901</text:p>
              </table:table-cell>
            </table:table-row>
            <table:table-row>
              <table:table-cell office:value-type="string">
                <text:p>enabled debug</text:p>
                <draw:g>
                  <svg:desc>'Baseline(pre0.12.0)'.A11:'Baseline(pre0.12.0)'.A11</svg:desc>
                </draw:g>
              </table:table-cell>
              <table:table-cell office:value-type="float" office:value="1312273">
                <text:p>1312273</text:p>
                <draw:g>
                  <svg:desc>'Baseline(pre0.12.0)'.B11:'Baseline(pre0.12.0)'.K11</svg:desc>
                </draw:g>
              </table:table-cell>
              <table:table-cell office:value-type="float" office:value="1349968">
                <text:p>1349968</text:p>
              </table:table-cell>
              <table:table-cell office:value-type="float" office:value="1352856">
                <text:p>1352856</text:p>
              </table:table-cell>
              <table:table-cell office:value-type="float" office:value="1338585">
                <text:p>1338585</text:p>
              </table:table-cell>
              <table:table-cell office:value-type="float" office:value="1304687">
                <text:p>1304687</text:p>
              </table:table-cell>
              <table:table-cell office:value-type="float" office:value="1318856">
                <text:p>1318856</text:p>
              </table:table-cell>
              <table:table-cell office:value-type="float" office:value="1354631">
                <text:p>1354631</text:p>
              </table:table-cell>
              <table:table-cell office:value-type="float" office:value="1348276">
                <text:p>1348276</text:p>
              </table:table-cell>
              <table:table-cell office:value-type="float" office:value="1318240">
                <text:p>1318240</text:p>
              </table:table-cell>
              <table:table-cell office:value-type="float" office:value="1332437">
                <text:p>1332437</text:p>
              </table:table-cell>
            </table:table-row>
            <table:table-row>
              <table:table-cell office:value-type="string">
                <text:p>enabled trace</text:p>
                <draw:g>
                  <svg:desc>'Baseline(pre0.12.0)'.A12:'Baseline(pre0.12.0)'.A12</svg:desc>
                </draw:g>
              </table:table-cell>
              <table:table-cell office:value-type="float" office:value="1295622">
                <text:p>1295622</text:p>
                <draw:g>
                  <svg:desc>'Baseline(pre0.12.0)'.B12:'Baseline(pre0.12.0)'.K12</svg:desc>
                </draw:g>
              </table:table-cell>
              <table:table-cell office:value-type="float" office:value="1357618">
                <text:p>1357618</text:p>
              </table:table-cell>
              <table:table-cell office:value-type="float" office:value="1371053">
                <text:p>1371053</text:p>
              </table:table-cell>
              <table:table-cell office:value-type="float" office:value="1340288">
                <text:p>1340288</text:p>
              </table:table-cell>
              <table:table-cell office:value-type="float" office:value="1323888">
                <text:p>1323888</text:p>
              </table:table-cell>
              <table:table-cell office:value-type="float" office:value="1303509">
                <text:p>1303509</text:p>
              </table:table-cell>
              <table:table-cell office:value-type="float" office:value="1370781">
                <text:p>1370781</text:p>
              </table:table-cell>
              <table:table-cell office:value-type="float" office:value="1337599">
                <text:p>1337599</text:p>
              </table:table-cell>
              <table:table-cell office:value-type="float" office:value="1324293">
                <text:p>1324293</text:p>
              </table:table-cell>
              <table:table-cell office:value-type="float" office:value="1322005">
                <text:p>1322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7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cm" svg:height="16.875cm" xlink:href=".." xlink:type="simple" chart:class="chart:line" chart:style-name="ch1">
        <chart:title svg:x="12.152cm" svg:y="0.473cm" chart:style-name="ch2">
          <text:p>Logging performance - 500k</text:p>
        </chart:title>
        <chart:subtitle svg:x="12.403cm" svg:y="1.589cm" chart:style-name="ch3">
          <text:p>Ignoring disabled debug/trace</text:p>
        </chart:subtitle>
        <chart:legend chart:legend-position="end" svg:x="25.322cm" svg:y="6.395cm" style:legend-expansion="high" chart:style-name="ch4"/>
        <chart:plot-area chart:style-name="ch5" table:cell-range-address="'Baseline(pre0.12.0)'.A3:'Baseline(pre0.12.0)'.K8 'Baseline(pre0.12.0)'.A11:'Baseline(pre0.12.0)'.K12" chart:data-source-has-labels="column" svg:x="1.611cm" svg:y="2.609cm" svg:width="23.111cm" svg:height="12.948cm">
          <chartooo:coordinate-region svg:x="2.973cm" svg:y="2.808cm" svg:width="21.377cm" svg:height="12.102cm"/>
          <chart:axis chart:dimension="x" chart:name="primary-x" chart:style-name="ch6">
            <chart:title svg:x="12.183cm" svg:y="15.894cm" chart:style-name="ch7">
              <text:p>Run Number</text:p>
            </chart:title>
          </chart:axis>
          <chart:axis chart:dimension="y" chart:name="primary-y" chart:style-name="ch8">
            <chart:title svg:x="0.451cm" svg:y="11.627cm" chart:style-name="ch9">
              <text:p>Messages/second(higher is better)</text:p>
            </chart:title>
            <chart:grid chart:style-name="ch10" chart:class="major"/>
          </chart:axis>
          <chart:series chart:style-name="ch11" chart:values-cell-range-address="'Baseline(pre0.12.0)'.B3:'Baseline(pre0.12.0)'.K3" chart:label-cell-address="'Baseline(pre0.12.0)'.A3:'Baseline(pre0.12.0)'.A3" chart:class="chart:line">
            <chart:data-point chart:repeated="10"/>
          </chart:series>
          <chart:series chart:style-name="ch12" chart:values-cell-range-address="'Baseline(pre0.12.0)'.B4:'Baseline(pre0.12.0)'.K4" chart:label-cell-address="'Baseline(pre0.12.0)'.A4:'Baseline(pre0.12.0)'.A4" chart:class="chart:line">
            <chart:data-point chart:repeated="10"/>
          </chart:series>
          <chart:series chart:style-name="ch13" chart:values-cell-range-address="'Baseline(pre0.12.0)'.B5:'Baseline(pre0.12.0)'.K5" chart:label-cell-address="'Baseline(pre0.12.0)'.A5:'Baseline(pre0.12.0)'.A5" chart:class="chart:line">
            <chart:data-point chart:repeated="10"/>
          </chart:series>
          <chart:series chart:style-name="ch14" chart:values-cell-range-address="'Baseline(pre0.12.0)'.B6:'Baseline(pre0.12.0)'.K6" chart:label-cell-address="'Baseline(pre0.12.0)'.A6:'Baseline(pre0.12.0)'.A6" chart:class="chart:line">
            <chart:data-point chart:repeated="10"/>
          </chart:series>
          <chart:series chart:style-name="ch15" chart:values-cell-range-address="'Baseline(pre0.12.0)'.B7:'Baseline(pre0.12.0)'.K7" chart:label-cell-address="'Baseline(pre0.12.0)'.A7:'Baseline(pre0.12.0)'.A7" chart:class="chart:line">
            <chart:data-point chart:repeated="10"/>
          </chart:series>
          <chart:series chart:style-name="ch16" chart:values-cell-range-address="'Baseline(pre0.12.0)'.B8:'Baseline(pre0.12.0)'.K8" chart:label-cell-address="'Baseline(pre0.12.0)'.A8:'Baseline(pre0.12.0)'.A8" chart:class="chart:line">
            <chart:data-point chart:repeated="10"/>
          </chart:series>
          <chart:series chart:style-name="ch17" chart:values-cell-range-address="'Baseline(pre0.12.0)'.B11:'Baseline(pre0.12.0)'.K11" chart:label-cell-address="'Baseline(pre0.12.0)'.A11:'Baseline(pre0.12.0)'.A11" chart:class="chart:line">
            <chart:data-point chart:repeated="10"/>
          </chart:series>
          <chart:series chart:style-name="ch18" chart:values-cell-range-address="'Baseline(pre0.12.0)'.B12:'Baseline(pre0.12.0)'.K12" chart:label-cell-address="'Baseline(pre0.12.0)'.A12:'Baseline(pre0.12.0)'.A12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NoFormat</text:p>
                <draw:g>
                  <svg:desc>'Baseline(pre0.12.0)'.A3:'Baseline(pre0.12.0)'.A3</svg:desc>
                </draw:g>
              </table:table-cell>
              <table:table-cell office:value-type="float" office:value="874916">
                <text:p>874916</text:p>
                <draw:g>
                  <svg:desc>'Baseline(pre0.12.0)'.B3:'Baseline(pre0.12.0)'.K3</svg:desc>
                </draw:g>
              </table:table-cell>
              <table:table-cell office:value-type="float" office:value="889510">
                <text:p>889510</text:p>
              </table:table-cell>
              <table:table-cell office:value-type="float" office:value="890761">
                <text:p>890761</text:p>
              </table:table-cell>
              <table:table-cell office:value-type="float" office:value="854845">
                <text:p>854845</text:p>
              </table:table-cell>
              <table:table-cell office:value-type="float" office:value="790908">
                <text:p>790908</text:p>
              </table:table-cell>
              <table:table-cell office:value-type="float" office:value="793891">
                <text:p>793891</text:p>
              </table:table-cell>
              <table:table-cell office:value-type="float" office:value="893357">
                <text:p>893357</text:p>
              </table:table-cell>
              <table:table-cell office:value-type="float" office:value="824363">
                <text:p>824363</text:p>
              </table:table-cell>
              <table:table-cell office:value-type="float" office:value="889471">
                <text:p>889471</text:p>
              </table:table-cell>
              <table:table-cell office:value-type="float" office:value="819249">
                <text:p>819249</text:p>
              </table:table-cell>
            </table:table-row>
            <table:table-row>
              <table:table-cell office:value-type="string">
                <text:p>DateOnly</text:p>
                <draw:g>
                  <svg:desc>'Baseline(pre0.12.0)'.A4:'Baseline(pre0.12.0)'.A4</svg:desc>
                </draw:g>
              </table:table-cell>
              <table:table-cell office:value-type="float" office:value="897998">
                <text:p>897998</text:p>
                <draw:g>
                  <svg:desc>'Baseline(pre0.12.0)'.B4:'Baseline(pre0.12.0)'.K4</svg:desc>
                </draw:g>
              </table:table-cell>
              <table:table-cell office:value-type="float" office:value="899387">
                <text:p>899387</text:p>
              </table:table-cell>
              <table:table-cell office:value-type="float" office:value="912905">
                <text:p>912905</text:p>
              </table:table-cell>
              <table:table-cell office:value-type="float" office:value="880149">
                <text:p>880149</text:p>
              </table:table-cell>
              <table:table-cell office:value-type="float" office:value="881537">
                <text:p>881537</text:p>
              </table:table-cell>
              <table:table-cell office:value-type="float" office:value="897694">
                <text:p>897694</text:p>
              </table:table-cell>
              <table:table-cell office:value-type="float" office:value="920063">
                <text:p>920063</text:p>
              </table:table-cell>
              <table:table-cell office:value-type="float" office:value="913359">
                <text:p>913359</text:p>
              </table:table-cell>
              <table:table-cell office:value-type="float" office:value="895877">
                <text:p>895877</text:p>
              </table:table-cell>
              <table:table-cell office:value-type="float" office:value="900683">
                <text:p>900683</text:p>
              </table:table-cell>
            </table:table-row>
            <table:table-row>
              <table:table-cell office:value-type="string">
                <text:p>DateClassLevel</text:p>
                <draw:g>
                  <svg:desc>'Baseline(pre0.12.0)'.A5:'Baseline(pre0.12.0)'.A5</svg:desc>
                </draw:g>
              </table:table-cell>
              <table:table-cell office:value-type="float" office:value="891246">
                <text:p>891246</text:p>
                <draw:g>
                  <svg:desc>'Baseline(pre0.12.0)'.B5:'Baseline(pre0.12.0)'.K5</svg:desc>
                </draw:g>
              </table:table-cell>
              <table:table-cell office:value-type="float" office:value="885770">
                <text:p>885770</text:p>
              </table:table-cell>
              <table:table-cell office:value-type="float" office:value="902066">
                <text:p>902066</text:p>
              </table:table-cell>
              <table:table-cell office:value-type="float" office:value="880256">
                <text:p>880256</text:p>
              </table:table-cell>
              <table:table-cell office:value-type="float" office:value="891291">
                <text:p>891291</text:p>
              </table:table-cell>
              <table:table-cell office:value-type="float" office:value="888675">
                <text:p>888675</text:p>
              </table:table-cell>
              <table:table-cell office:value-type="float" office:value="924092">
                <text:p>924092</text:p>
              </table:table-cell>
              <table:table-cell office:value-type="float" office:value="902368">
                <text:p>902368</text:p>
              </table:table-cell>
              <table:table-cell office:value-type="float" office:value="900012">
                <text:p>900012</text:p>
              </table:table-cell>
              <table:table-cell office:value-type="float" office:value="887661">
                <text:p>887661</text:p>
              </table:table-cell>
            </table:table-row>
            <table:table-row>
              <table:table-cell office:value-type="string">
                <text:p>Logging with FMT</text:p>
                <draw:g>
                  <svg:desc>'Baseline(pre0.12.0)'.A6:'Baseline(pre0.12.0)'.A6</svg:desc>
                </draw:g>
              </table:table-cell>
              <table:table-cell office:value-type="float" office:value="1357821">
                <text:p>1357821</text:p>
                <draw:g>
                  <svg:desc>'Baseline(pre0.12.0)'.B6:'Baseline(pre0.12.0)'.K6</svg:desc>
                </draw:g>
              </table:table-cell>
              <table:table-cell office:value-type="float" office:value="1409458">
                <text:p>1409458</text:p>
              </table:table-cell>
              <table:table-cell office:value-type="float" office:value="1399134">
                <text:p>1399134</text:p>
              </table:table-cell>
              <table:table-cell office:value-type="float" office:value="1393883">
                <text:p>1393883</text:p>
              </table:table-cell>
              <table:table-cell office:value-type="float" office:value="1360164">
                <text:p>1360164</text:p>
              </table:table-cell>
              <table:table-cell office:value-type="float" office:value="1374058">
                <text:p>1374058</text:p>
              </table:table-cell>
              <table:table-cell office:value-type="float" office:value="1419056">
                <text:p>1419056</text:p>
              </table:table-cell>
              <table:table-cell office:value-type="float" office:value="1398447">
                <text:p>1398447</text:p>
              </table:table-cell>
              <table:table-cell office:value-type="float" office:value="1396279">
                <text:p>1396279</text:p>
              </table:table-cell>
              <table:table-cell office:value-type="float" office:value="1384730">
                <text:p>1384730</text:p>
              </table:table-cell>
            </table:table-row>
            <table:table-row>
              <table:table-cell office:value-type="string">
                <text:p>static string</text:p>
                <draw:g>
                  <svg:desc>'Baseline(pre0.12.0)'.A7:'Baseline(pre0.12.0)'.A7</svg:desc>
                </draw:g>
              </table:table-cell>
              <table:table-cell office:value-type="float" office:value="1320059">
                <text:p>1320059</text:p>
                <draw:g>
                  <svg:desc>'Baseline(pre0.12.0)'.B7:'Baseline(pre0.12.0)'.K7</svg:desc>
                </draw:g>
              </table:table-cell>
              <table:table-cell office:value-type="float" office:value="1353796">
                <text:p>1353796</text:p>
              </table:table-cell>
              <table:table-cell office:value-type="float" office:value="1364776">
                <text:p>1364776</text:p>
              </table:table-cell>
              <table:table-cell office:value-type="float" office:value="1344459">
                <text:p>1344459</text:p>
              </table:table-cell>
              <table:table-cell office:value-type="float" office:value="1313953">
                <text:p>1313953</text:p>
              </table:table-cell>
              <table:table-cell office:value-type="float" office:value="1299466">
                <text:p>1299466</text:p>
              </table:table-cell>
              <table:table-cell office:value-type="float" office:value="1371105">
                <text:p>1371105</text:p>
              </table:table-cell>
              <table:table-cell office:value-type="float" office:value="1339988">
                <text:p>1339988</text:p>
              </table:table-cell>
              <table:table-cell office:value-type="float" office:value="1342447">
                <text:p>1342447</text:p>
              </table:table-cell>
              <table:table-cell office:value-type="float" office:value="1328040">
                <text:p>1328040</text:p>
              </table:table-cell>
            </table:table-row>
            <table:table-row>
              <table:table-cell office:value-type="string">
                <text:p>static string with FMT</text:p>
                <draw:g>
                  <svg:desc>'Baseline(pre0.12.0)'.A8:'Baseline(pre0.12.0)'.A8</svg:desc>
                </draw:g>
              </table:table-cell>
              <table:table-cell office:value-type="float" office:value="1277198">
                <text:p>1277198</text:p>
                <draw:g>
                  <svg:desc>'Baseline(pre0.12.0)'.B8:'Baseline(pre0.12.0)'.K8</svg:desc>
                </draw:g>
              </table:table-cell>
              <table:table-cell office:value-type="float" office:value="1345972">
                <text:p>1345972</text:p>
              </table:table-cell>
              <table:table-cell office:value-type="float" office:value="1333681">
                <text:p>1333681</text:p>
              </table:table-cell>
              <table:table-cell office:value-type="float" office:value="1328037">
                <text:p>1328037</text:p>
              </table:table-cell>
              <table:table-cell office:value-type="float" office:value="1305622">
                <text:p>1305622</text:p>
              </table:table-cell>
              <table:table-cell office:value-type="float" office:value="1290559">
                <text:p>1290559</text:p>
              </table:table-cell>
              <table:table-cell office:value-type="float" office:value="1344582">
                <text:p>1344582</text:p>
              </table:table-cell>
              <table:table-cell office:value-type="float" office:value="1320516">
                <text:p>1320516</text:p>
              </table:table-cell>
              <table:table-cell office:value-type="float" office:value="1307752">
                <text:p>1307752</text:p>
              </table:table-cell>
              <table:table-cell office:value-type="float" office:value="1313425">
                <text:p>1313425</text:p>
              </table:table-cell>
            </table:table-row>
            <table:table-row>
              <table:table-cell office:value-type="string">
                <text:p>enabled debug</text:p>
                <draw:g>
                  <svg:desc>'Baseline(pre0.12.0)'.A11:'Baseline(pre0.12.0)'.A11</svg:desc>
                </draw:g>
              </table:table-cell>
              <table:table-cell office:value-type="float" office:value="1312273">
                <text:p>1312273</text:p>
                <draw:g>
                  <svg:desc>'Baseline(pre0.12.0)'.B11:'Baseline(pre0.12.0)'.K11</svg:desc>
                </draw:g>
              </table:table-cell>
              <table:table-cell office:value-type="float" office:value="1349968">
                <text:p>1349968</text:p>
              </table:table-cell>
              <table:table-cell office:value-type="float" office:value="1352856">
                <text:p>1352856</text:p>
              </table:table-cell>
              <table:table-cell office:value-type="float" office:value="1338585">
                <text:p>1338585</text:p>
              </table:table-cell>
              <table:table-cell office:value-type="float" office:value="1304687">
                <text:p>1304687</text:p>
              </table:table-cell>
              <table:table-cell office:value-type="float" office:value="1318856">
                <text:p>1318856</text:p>
              </table:table-cell>
              <table:table-cell office:value-type="float" office:value="1354631">
                <text:p>1354631</text:p>
              </table:table-cell>
              <table:table-cell office:value-type="float" office:value="1348276">
                <text:p>1348276</text:p>
              </table:table-cell>
              <table:table-cell office:value-type="float" office:value="1318240">
                <text:p>1318240</text:p>
              </table:table-cell>
              <table:table-cell office:value-type="float" office:value="1332437">
                <text:p>1332437</text:p>
              </table:table-cell>
            </table:table-row>
            <table:table-row>
              <table:table-cell office:value-type="string">
                <text:p>enabled trace</text:p>
                <draw:g>
                  <svg:desc>'Baseline(pre0.12.0)'.A12:'Baseline(pre0.12.0)'.A12</svg:desc>
                </draw:g>
              </table:table-cell>
              <table:table-cell office:value-type="float" office:value="1295622">
                <text:p>1295622</text:p>
                <draw:g>
                  <svg:desc>'Baseline(pre0.12.0)'.B12:'Baseline(pre0.12.0)'.K12</svg:desc>
                </draw:g>
              </table:table-cell>
              <table:table-cell office:value-type="float" office:value="1357618">
                <text:p>1357618</text:p>
              </table:table-cell>
              <table:table-cell office:value-type="float" office:value="1371053">
                <text:p>1371053</text:p>
              </table:table-cell>
              <table:table-cell office:value-type="float" office:value="1340288">
                <text:p>1340288</text:p>
              </table:table-cell>
              <table:table-cell office:value-type="float" office:value="1323888">
                <text:p>1323888</text:p>
              </table:table-cell>
              <table:table-cell office:value-type="float" office:value="1303509">
                <text:p>1303509</text:p>
              </table:table-cell>
              <table:table-cell office:value-type="float" office:value="1370781">
                <text:p>1370781</text:p>
              </table:table-cell>
              <table:table-cell office:value-type="float" office:value="1337599">
                <text:p>1337599</text:p>
              </table:table-cell>
              <table:table-cell office:value-type="float" office:value="1324293">
                <text:p>1324293</text:p>
              </table:table-cell>
              <table:table-cell office:value-type="float" office:value="1322005">
                <text:p>1322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